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opacity="98%" draw:textarea-horizontal-align="justify" draw:textarea-vertical-align="middle" draw:auto-grow-height="false" fo:min-height="1.451cm" fo:min-width="3.88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opacity="98%" draw:textarea-horizontal-align="justify" draw:textarea-vertical-align="middle" draw:auto-grow-height="false" fo:min-height="1.451cm" fo:min-width="3.69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opacity="98%" draw:textarea-horizontal-align="justify" draw:textarea-vertical-align="middle" draw:auto-grow-height="false" fo:min-height="1.451cm" fo:min-width="3.88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opacity="98%" draw:textarea-horizontal-align="justify" draw:textarea-vertical-align="middle" draw:auto-grow-height="false" fo:min-height="1.451cm" fo:min-width="3.883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draw:stroke="solid" draw:stroke-dash="Ultrafine_20_Dashed" svg:stroke-color="#000000" draw:marker-end="Arrow" draw:marker-end-width="0.3cm" draw:fill="none" draw:opacity="98%" draw:textarea-vertical-align="middle"/>
    </style:style>
    <style:style style:name="gr6" style:family="graphic" style:parent-style-name="objectwithoutfill">
      <style:graphic-properties draw:stroke="solid" draw:stroke-dash="Ultrafine_20_Dashed" svg:stroke-width="0.053cm" svg:stroke-color="#000000" draw:marker-start-width="0.279cm" draw:marker-end="Arrow" draw:marker-end-width="0.379cm" draw:fill="none" draw:opacity="98%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8cm" fo:min-width="3.45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8cm" fo:min-width="4.417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Math" fo:font-size="12pt" fo:language="en" fo:country="US" style:font-size-asian="10.5pt" style:font-size-complex="10.5pt"/>
    </style:style>
    <style:style style:name="P2" style:family="paragraph">
      <style:paragraph-properties fo:margin-top="0cm" fo:margin-bottom="0.102cm" fo:text-align="center" style:writing-mode="lr-tb"/>
      <style:text-properties style:font-name="Latin Modern Math" fo:font-size="12pt" fo:language="en" fo:country="US" style:font-size-asian="10.5pt" style:font-size-complex="10.5pt"/>
    </style:style>
    <style:style style:name="P3" style:family="paragraph">
      <loext:graphic-properties draw:fill="none" draw:opacity="98%"/>
      <style:paragraph-properties fo:text-align="center" style:writing-mode="lr-tb"/>
      <style:text-properties style:font-name="Latin Modern Math" fo:font-size="12pt" fo:language="en" fo:country="US" style:font-size-asian="10.5pt" style:font-size-complex="10.5pt"/>
    </style:style>
    <style:style style:name="P4" style:family="paragraph">
      <loext:graphic-properties draw:fill="none" draw:opacity="98%"/>
      <style:paragraph-properties fo:text-align="center"/>
      <style:text-properties style:font-name="Latin Modern Math" fo:font-size="12pt" fo:language="en" fo:country="US" style:font-size-asian="10.5pt" style:font-size-complex="10.5pt"/>
    </style:style>
    <style:style style:name="P5" style:family="paragraph">
      <loext:graphic-properties draw:fill="none"/>
      <style:paragraph-properties fo:text-align="center"/>
      <style:text-properties fo:font-size="12pt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loext:graphic-properties draw:fill="solid"/>
      <style:paragraph-properties fo:text-align="center"/>
      <style:text-properties fo:language="en" fo:country="US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n" fo:country="US"/>
    </style:style>
    <style:style style:name="P9" style:family="paragraph">
      <style:paragraph-properties fo:margin-left="0cm" fo:margin-right="0cm" fo:margin-top="0cm" fo:margin-bottom="0.102cm" fo:line-height="100%" fo:text-align="center" fo:text-indent="0cm" style:writing-mode="lr-tb"/>
      <style:text-properties fo:font-size="18pt" fo:language="en" fo:country="US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n" fo:country="US"/>
    </style:style>
    <style:style style:name="T1" style:family="text">
      <style:text-properties style:font-name="Latin Modern Math" fo:font-size="12pt" fo:language="en" fo:country="US" style:font-size-asian="10.5pt" style:font-size-complex="10.5pt"/>
    </style:style>
    <style:style style:name="T2" style:family="text">
      <style:text-properties style:font-name="Latin Modern Math" fo:font-size="8pt" fo:language="en" fo:country="US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4.434cm" svg:height="1.753cm" svg:x="2.061cm" svg:y="4.055cm">
          <text:p text:style-name="P1"><text:span text:style-name="T1">Selected</text:span></text:p>
          <text:p text:style-name="P2"><text:span text:style-name="T1">technologies</text:span></text:p>
          <text:p text:style-name="P1"><text:span text:style-name="T2">(Section 3.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248cm" svg:height="1.753cm" svg:x="8.582cm" svg:y="4.055cm">
          <text:p text:style-name="P1"><text:span text:style-name="T1">Discarded</text:span></text:p>
          <text:p text:style-name="P2"><text:span text:style-name="T1">technologies</text:span></text:p>
          <text:p text:style-name="P1"><text:span text:style-name="T2">(Section 3.1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cm" svg:height="1.753cm" svg:x="2.061cm" svg:y="6.475cm">
          <text:p text:style-name="P1"><text:span text:style-name="T1">Mathematical</text:span></text:p>
          <text:p text:style-name="P2"><text:span text:style-name="T1">modeling</text:span></text:p>
          <text:p text:style-name="P1"><text:span text:style-name="T2">(Sections 3.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435cm" svg:height="1.753cm" svg:x="2.061cm" svg:y="11.295cm">
          <text:p text:style-name="P1"><text:span text:style-name="T1">Integration in the </text:span></text:p>
          <text:p text:style-name="P1"><text:span text:style-name="T1">biomethane production</text:span></text:p>
          <text:p text:style-name="P2"><text:span text:style-name="T1">superstructure</text:span></text:p>
          <text:p text:style-name="P1"><text:span text:style-name="T2">(Sections 3.4)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278cm" svg:y1="5.808cm" svg:x2="4.281cm" svg:y2="6.475cm" draw:start-shape="id1" draw:start-glue-point="2" draw:end-shape="id2" draw:end-glue-point="0" svg:d="M4278 5808v333h3v334" svg:viewBox="0 0 4 668">
          <text:p/>
        </draw:connector>
        <draw:connector draw:style-name="gr6" draw:text-style-name="P4" draw:layer="layout" svg:x1="6.496cm" svg:y1="12.171cm" svg:x2="7.32cm" svg:y2="12.168cm" draw:start-shape="id3" draw:start-glue-point="1" draw:end-shape="id4" draw:end-glue-point="5" svg:d="M6496 12171h411v-3h413" svg:viewBox="0 0 825 4">
          <text:p/>
        </draw:connector>
        <draw:custom-shape draw:style-name="gr3" draw:text-style-name="P3" xml:id="id5" draw:id="id5" draw:layer="layout" svg:width="4.44cm" svg:height="1.753cm" svg:x="2.061cm" svg:y="8.875cm">
          <text:p text:style-name="P1"><text:span text:style-name="T1">Technologies optimal</text:span></text:p>
          <text:p text:style-name="P2"><text:span text:style-name="T1">configuration</text:span></text:p>
          <text:p text:style-name="P1"><text:span text:style-name="T2">(Sections 3.3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281cm" svg:y1="8.228cm" svg:x2="4.281cm" svg:y2="8.875cm" draw:start-shape="id2" draw:start-glue-point="2" draw:end-shape="id5" draw:end-glue-point="0" svg:d="M4281 8228v647" svg:viewBox="0 0 1 648">
          <text:p/>
        </draw:connector>
        <draw:connector draw:style-name="gr7" draw:text-style-name="P5" draw:layer="layout" svg:x1="4.281cm" svg:y1="10.628cm" svg:x2="4.278cm" svg:y2="11.295cm" draw:start-shape="id5" draw:start-glue-point="2" draw:end-shape="id3" draw:end-glue-point="0" svg:d="M4281 10628v333h-3v334" svg:viewBox="0 0 4 668">
          <text:p/>
        </draw:connector>
        <draw:custom-shape draw:style-name="gr8" draw:text-style-name="P6" xml:id="id7" draw:id="id7" draw:layer="layout" svg:width="0.581cm" svg:height="0.581cm" svg:x="7.254cm" svg:y="4.64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7" draw:layer="layout" svg:x1="7.545cm" svg:y1="3.192cm" svg:x2="7.545cm" svg:y2="4.646cm" draw:start-shape="id6" draw:start-glue-point="6" draw:end-shape="id7" draw:end-glue-point="4" svg:d="M7545 3192v1454" svg:viewBox="0 0 1 1455">
          <text:p/>
        </draw:connector>
        <draw:connector draw:style-name="gr9" draw:text-style-name="P7" draw:layer="layout" svg:x1="7.835cm" svg:y1="4.937cm" svg:x2="8.582cm" svg:y2="4.931cm" draw:start-shape="id7" draw:start-glue-point="7" draw:end-shape="id8" draw:end-glue-point="3" svg:d="M7835 4937h374v-6h373" svg:viewBox="0 0 748 7">
          <text:p/>
        </draw:connector>
        <draw:connector draw:style-name="gr9" draw:text-style-name="P7" draw:layer="layout" svg:x1="7.254cm" svg:y1="4.937cm" svg:x2="6.495cm" svg:y2="4.931cm" draw:start-shape="id7" draw:start-glue-point="5" draw:end-shape="id1" draw:end-glue-point="1" svg:d="M7254 4937h-380v-6h-379" svg:viewBox="0 0 760 7">
          <text:p/>
        </draw:connector>
        <draw:custom-shape draw:style-name="gr10" draw:text-style-name="P10" xml:id="id6" draw:id="id6" draw:layer="layout" svg:width="4.44cm" svg:height="1.756cm" svg:x="5.325cm" svg:y="1.436cm">
          <text:p text:style-name="P8"><text:span text:style-name="T1">Heuristic technologies</text:span></text:p>
          <text:p text:style-name="P9"><text:span text:style-name="T1">screening</text:span></text:p>
          <text:p text:style-name="P8"><text:span text:style-name="T2">(Section 3.1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0" xml:id="id4" draw:id="id4" draw:layer="layout" svg:width="5.509cm" svg:height="1.756cm" svg:x="7.32cm" svg:y="11.29cm">
          <text:p text:style-name="P8"><text:span text:style-name="T1">Selection of the optimal</text:span></text:p>
          <text:p text:style-name="P9"><text:span text:style-name="T1">biogas upgrading technology</text:span></text:p>
          <text:p text:style-name="P8"><text:span text:style-name="T2">(Sections 3.4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atin Modern Math" svg:font-family="'Latin Modern Math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0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4T04:44:57.713000000</meta:creation-date>
    <dc:date>2020-01-17T05:18:45.467000000</dc:date>
    <meta:editing-duration>PT3H7M50S</meta:editing-duration>
    <meta:editing-cycles>7</meta:editing-cycles>
    <meta:generator>LibreOffice/6.3.4.2$Windows_X86_64 LibreOffice_project/60da17e045e08f1793c57c00ba83cdfce946d0aa</meta:generator>
    <meta:document-statistic meta:object-count="15"/>
  </office:meta>
</office:document-meta>
</file>